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6in" fo:margin-right="0.6in" fo:margin-top="0.25in" fo:margin-bottom="0.25in" loext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-left="0in" fo:padding-right="0in" fo:padding-top="0.139in" fo:padding-bottom="0.139in" fo:border-left="none" fo:border-right="none" fo:border-top="0.51pt solid #4472c4" fo:border-bottom="0.51pt solid #4472c4" fo:keep-with-next="auto"/>
    </style:style>
    <style:style style:name="T1" style:family="text">
      <style:text-properties fo:color="#4472c4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4472c4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Vision</text:span><text:span text:style-name="T2">-документ</text:span></text:p>
      <text:p text:style-name="P1"><text:span text:style-name="T3">Название проекта</text:span></text:p>
      <text:p text:style-name="Standard"/>
      <text:h text:style-name="Heading_20_2" text:outline-level="2">Описание продукта</text:h>
      <text:p text:style-name="Standard"/>
      <text:p text:style-name="Standard">Платформа:</text:p>
      <text:p text:style-name="Standard">Сегмент:</text:p>
      <text:p text:style-name="Standard">Модель монетизации:</text:p>
      <text:p text:style-name="Standard">Жанр:</text:p>
      <text:p text:style-name="Standard">Сеттинг:</text:p>
      <text:p text:style-name="Standard">Движок:</text:p>
      <text:p text:style-name="Standard">Арт-стиль:</text:p>
      <text:p text:style-name="Standard"/>
      <text:h text:style-name="Heading_20_2" text:outline-level="2">Целевая аудитория</text:h>
      <text:p text:style-name="Standard"/>
      <text:p text:style-name="Standard">Сегмент ЦА:</text:p>
      <text:p text:style-name="Standard">Пол/возраст: </text:p>
      <text:p text:style-name="Standard">Поведение: </text:p>
      <text:p text:style-name="Standard">Каналы:</text:p>
      <text:p text:style-name="Standard">Референсы по ЦА:</text:p>
      <text:p text:style-name="Standard">Есть ли франшиза:</text:p>
      <text:p text:style-name="Standard">Целевой рынок:</text:p>
      <text:p text:style-name="Standard">USP-игры:</text:p>
      <text:p text:style-name="Standard"/>
      <text:h text:style-name="Heading_20_2" text:outline-level="2">Гейм-дизайн и другое</text:h>
      <text:p text:style-name="Standard"><text:soft-page-break/></text:p>
      <text:p text:style-name="Standard">Игровой цикл</text:p>
      <text:p text:style-name="Standard">Референсы на геймплей и механики:</text:p>
      <text:p text:style-name="Standard">Желаемые косты и сроки: </text:p>
      <text:p text:style-name="Standard">Издатель: </text:p>
      <text:p text:style-name="Standard">Риски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Intense_20_Quote" style:display-name="Intense Quote" style:family="paragraph" style:parent-style-name="normal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Default_20_Paragraph_20_Font" style:display-name="Default Paragraph Font" style:family="text"/>
    <style:style style:name="Intense_20_Quote_20_Char" style:display-name="Intense Quote Char" style:family="text" style:parent-style-name="Default_20_Paragraph_20_Font">
      <style:text-properties fo:color="#4472c4" fo:font-style="italic" style:font-style-asian="italic" style:font-style-complex="italic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12:43:00</meta:creation-date>
    <meta:initial-creator>Константин Сахнов</meta:initial-creator>
    <meta:document-statistic meta:table-count="0" meta:image-count="0" meta:object-count="0" meta:page-count="2" meta:paragraph-count="25" meta:word-count="45" meta:character-count="336" meta:non-whitespace-character-count="311"/>
    <meta:generator>LibreOfficeDev/6.0.5.2$Linux_X86_64 LibreOffice_project/</meta:generator>
  </office:meta>
</office:document-meta>
</file>